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280B4F8969FB6C206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9cm" svg:height="15.749cm" svg:x="6.171cm" svg:y="0.001cm">
          <draw:image xlink:href="Pictures/100000000000028000000280B4F8969FB6C206E1.png" xlink:type="simple" xlink:show="embed" xlink:actuate="onLoad">
            <text:p/>
          </draw:image>
        </draw:frame>
        <draw:frame draw:style-name="gr2" draw:text-style-name="P2" draw:layer="layout" svg:width="0.718cm" svg:height="0.683cm" svg:x="13.506cm" svg:y="12.954cm">
          <draw:text-box>
            <text:p><text:span text:style-name="T1">0</text:span></text:p>
          </draw:text-box>
        </draw:frame>
        <draw:frame draw:style-name="gr2" draw:text-style-name="P2" draw:layer="layout" svg:width="0.718cm" svg:height="0.683cm" svg:x="9.652cm" svg:y="11.43cm">
          <draw:text-box>
            <text:p><text:span text:style-name="T1">3</text:span></text:p>
          </draw:text-box>
        </draw:frame>
        <draw:frame draw:style-name="gr2" draw:text-style-name="P2" draw:layer="layout" svg:width="0.718cm" svg:height="0.683cm" svg:x="8.128cm" svg:y="7.445cm">
          <draw:text-box>
            <text:p><text:span text:style-name="T1">6</text:span></text:p>
          </draw:text-box>
        </draw:frame>
        <draw:frame draw:style-name="gr2" draw:text-style-name="P2" draw:layer="layout" svg:width="0.934cm" svg:height="0.683cm" svg:x="13.462cm" svg:y="2.032cm">
          <draw:text-box>
            <text:p><text:span text:style-name="T1">12</text:span></text:p>
          </draw:text-box>
        </draw:frame>
        <draw:frame draw:style-name="gr2" draw:text-style-name="P2" draw:layer="layout" svg:width="0.934cm" svg:height="0.683cm" svg:x="19.05cm" svg:y="7.62cm">
          <draw:text-box>
            <text:p><text:span text:style-name="T1">18</text:span></text:p>
          </draw:text-box>
        </draw:frame>
        <draw:frame draw:style-name="gr2" draw:text-style-name="P2" draw:layer="layout" svg:width="0.934cm" svg:height="0.683cm" svg:x="17.354cm" svg:y="11.43cm">
          <draw:text-box>
            <text:p><text:span text:style-name="T1">21</text:span></text:p>
          </draw:text-box>
        </draw:frame>
        <draw:frame draw:style-name="gr2" draw:text-style-name="P2" draw:layer="layout" svg:width="0.718cm" svg:height="0.683cm" svg:x="9.696cm" svg:y="3.635cm">
          <draw:text-box>
            <text:p><text:span text:style-name="T1">9</text:span></text:p>
          </draw:text-box>
        </draw:frame>
        <draw:frame draw:style-name="gr2" draw:text-style-name="P2" draw:layer="layout" svg:width="0.934cm" svg:height="0.683cm" svg:x="17.354cm" svg:y="3.635cm">
          <draw:text-box>
            <text:p><text:span text:style-name="T1">15</text:span></text:p>
          </draw:text-box>
        </draw:frame>
        <draw:frame draw:style-name="gr2" draw:text-style-name="P2" draw:layer="layout" svg:width="0.934cm" svg:height="0.683cm" svg:x="13.462cm" svg:y="11.684cm">
          <draw:text-box>
            <text:p><text:span text:style-name="T1">24</text:span></text:p>
          </draw:text-box>
        </draw:frame>
        <draw:frame draw:style-name="gr2" draw:text-style-name="P2" draw:layer="layout" svg:width="0.934cm" svg:height="0.683cm" svg:x="10.414cm" svg:y="10.493cm">
          <draw:text-box>
            <text:p><text:span text:style-name="T1">26</text:span></text:p>
          </draw:text-box>
        </draw:frame>
        <draw:frame draw:style-name="gr2" draw:text-style-name="P2" draw:layer="layout" svg:width="0.934cm" svg:height="0.683cm" svg:x="9.226cm" svg:y="7.445cm">
          <draw:text-box>
            <text:p><text:span text:style-name="T1">28</text:span></text:p>
          </draw:text-box>
        </draw:frame>
        <draw:frame draw:style-name="gr2" draw:text-style-name="P2" draw:layer="layout" svg:width="0.934cm" svg:height="0.683cm" svg:x="10.496cm" svg:y="4.572cm">
          <draw:text-box>
            <text:p><text:span text:style-name="T1">30</text:span></text:p>
          </draw:text-box>
        </draw:frame>
        <draw:frame draw:style-name="gr2" draw:text-style-name="P2" draw:layer="layout" svg:width="0.934cm" svg:height="0.683cm" svg:x="13.462cm" svg:y="3.381cm">
          <draw:text-box>
            <text:p><text:span text:style-name="T1">32</text:span></text:p>
          </draw:text-box>
        </draw:frame>
        <draw:frame draw:style-name="gr2" draw:text-style-name="P2" draw:layer="layout" svg:width="0.934cm" svg:height="0.683cm" svg:x="16.51cm" svg:y="4.572cm">
          <draw:text-box>
            <text:p><text:span text:style-name="T1">34</text:span></text:p>
          </draw:text-box>
        </draw:frame>
        <draw:frame draw:style-name="gr2" draw:text-style-name="P2" draw:layer="layout" svg:width="0.934cm" svg:height="0.683cm" svg:x="17.608cm" svg:y="7.62cm">
          <draw:text-box>
            <text:p><text:span text:style-name="T1">36</text:span></text:p>
          </draw:text-box>
        </draw:frame>
        <draw:frame draw:style-name="gr2" draw:text-style-name="P2" draw:layer="layout" svg:width="0.934cm" svg:height="0.683cm" svg:x="16.338cm" svg:y="10.493cm">
          <draw:text-box>
            <text:p><text:span text:style-name="T1">38</text:span></text:p>
          </draw:text-box>
        </draw:frame>
        <draw:frame draw:style-name="gr2" draw:text-style-name="P2" draw:layer="layout" svg:width="0.934cm" svg:height="0.683cm" svg:x="13.462cm" svg:y="10.414cm">
          <draw:text-box>
            <text:p><text:span text:style-name="T1">40</text:span></text:p>
          </draw:text-box>
        </draw:frame>
        <draw:frame draw:style-name="gr2" draw:text-style-name="P2" draw:layer="layout" svg:width="0.934cm" svg:height="0.683cm" svg:x="10.496cm" svg:y="7.62cm">
          <draw:text-box>
            <text:p><text:span text:style-name="T1">43</text:span></text:p>
          </draw:text-box>
        </draw:frame>
        <draw:frame draw:style-name="gr2" draw:text-style-name="P2" draw:layer="layout" svg:width="0.934cm" svg:height="0.683cm" svg:x="13.544cm" svg:y="4.651cm">
          <draw:text-box>
            <text:p><text:span text:style-name="T1">46</text:span></text:p>
          </draw:text-box>
        </draw:frame>
        <draw:frame draw:style-name="gr2" draw:text-style-name="P2" draw:layer="layout" svg:width="0.934cm" svg:height="0.683cm" svg:x="16.338cm" svg:y="7.62cm">
          <draw:text-box>
            <text:p><text:span text:style-name="T1">49</text:span></text:p>
          </draw:text-box>
        </draw:frame>
        <draw:frame draw:style-name="gr2" draw:text-style-name="P2" draw:layer="layout" svg:width="0.934cm" svg:height="0.683cm" svg:x="13.462cm" svg:y="9.144cm">
          <draw:text-box>
            <text:p><text:span text:style-name="T1">52</text:span></text:p>
          </draw:text-box>
        </draw:frame>
        <draw:frame draw:style-name="gr2" draw:text-style-name="P2" draw:layer="layout" svg:width="0.934cm" svg:height="0.683cm" svg:x="11.938cm" svg:y="7.62cm">
          <draw:text-box>
            <text:p><text:span text:style-name="T1">54</text:span></text:p>
          </draw:text-box>
        </draw:frame>
        <draw:frame draw:style-name="gr2" draw:text-style-name="P2" draw:layer="layout" svg:width="0.934cm" svg:height="0.683cm" svg:x="13.544cm" svg:y="5.921cm">
          <draw:text-box>
            <text:p><text:span text:style-name="T1">56</text:span></text:p>
          </draw:text-box>
        </draw:frame>
        <draw:frame draw:style-name="gr2" draw:text-style-name="P2" draw:layer="layout" svg:width="0.934cm" svg:height="0.683cm" svg:x="15.068cm" svg:y="7.62cm">
          <draw:text-box>
            <text:p><text:span text:style-name="T1">58</text:span></text:p>
          </draw:text-box>
        </draw:frame>
        <draw:frame draw:style-name="gr2" draw:text-style-name="P2" draw:layer="layout" svg:width="0.934cm" svg:height="0.683cm" svg:x="13.462cm" svg:y="7.445cm">
          <draw:text-box>
            <text:p><text:span text:style-name="T1">6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atoli Arkhipenko</meta:initial-creator>
    <meta:creation-date>2019-04-14T00:44:41.059000000</meta:creation-date>
    <dc:date>2019-04-14T00:58:22.793000000</dc:date>
    <dc:creator>Anatoli Arkhipenko</dc:creator>
    <meta:editing-duration>PT3M27S</meta:editing-duration>
    <meta:editing-cycles>1</meta:editing-cycles>
    <meta:document-statistic meta:object-count="49"/>
    <meta:generator>LibreOffice/6.0.5.2$Windows_X86_64 LibreOffice_project/54c8cbb85f300ac59db32fe8a675ff7683cd5a16</meta:generator>
  </office:meta>
</office:document-meta>
</file>